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/>
    <style:style style:name="T10_3" style:family="text">
      <style:text-properties fo:color="#0000ee" fo:language="none" fo:language-asian="none" fo:language-complex="none" style:text-underline-style="solid" style:text-underline-color="font-color"/>
    </style:style>
    <style:style style:name="T10_4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Heading_20_3">
      <style:paragraph-properties fo:margin-top="0.496cm" fo:margin-bottom="0.496cm"/>
    </style:style>
    <style:style style:name="T1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Normal">
      <style:paragraph-properties fo:margin-top="0.423cm"/>
    </style:style>
    <style:style style:name="T13_1" style:family="text"/>
    <style:style style:name="T13_2" style:family="text">
      <style:text-properties fo:font-style="italic" style:font-style-asian="italic" style:font-style-complex="italic" fo:language="none" fo:language-asian="none" fo:language-complex="none"/>
    </style:style>
    <style:style style:name="T13_3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P15" style:family="paragraph" style:parent-style-name="Heading_20_3">
      <style:paragraph-properties fo:margin-top="0.496cm" fo:margin-bottom="0.496cm"/>
    </style:style>
    <style:style style:name="T15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6" style:family="paragraph" style:parent-style-name="Normal">
      <style:paragraph-properties fo:margin-top="0.423cm"/>
    </style:style>
    <style:style style:name="T16_1" style:family="text"/>
    <style:style style:name="P17" style:family="paragraph" style:parent-style-name="Normal">
      <style:paragraph-properties fo:margin-top="0.423cm"/>
    </style:style>
    <style:style style:name="T17_1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T18_4" style:family="text">
      <style:text-properties fo:font-style="italic" style:font-style-asian="italic" style:font-style-complex="italic" fo:language="none" fo:language-asian="none" fo:language-complex="none"/>
    </style:style>
    <style:style style:name="T18_5" style:family="text"/>
    <style:style style:name="P19" style:family="paragraph" style:parent-style-name="Heading_20_3">
      <style:paragraph-properties fo:margin-top="0.496cm" fo:margin-bottom="0.496cm"/>
    </style:style>
    <style:style style:name="T1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Normal">
      <style:paragraph-properties fo:margin-top="0.423cm"/>
    </style:style>
    <style:style style:name="T22_1" style:family="text"/>
    <style:style style:name="P23" style:family="paragraph" style:parent-style-name="Heading_20_2">
      <style:paragraph-properties fo:margin-top="0.527cm" fo:margin-bottom="0.527cm"/>
    </style:style>
    <style:style style:name="T23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4" style:family="paragraph" style:parent-style-name="Normal">
      <style:paragraph-properties fo:margin-top="0.423cm" fo:margin-bottom="0.423cm"/>
    </style:style>
    <style:style style:name="T24_1" style:family="text"/>
  </office:automatic-styles>
  <office:body>
    <office:text>
      <text:h text:style-name="P1" text:outline-level="1"><text:span text:style-name="T1_1">CoinJoin<text:s/>Privacy<text:s/>Technologies<text:s/>Explained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5-07<text:s/>11:10:33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The<text:s/>Bitcoin<text:s/>blockchain<text:s/>is<text:s/>an<text:s/>incredible<text:s/>technology,<text:s/>in<text:s/>my<text:s/>opinion.<text:s/>It<text:s/>allows<text:s/>for<text:s/>totally<text:s/>decentralized,<text:s/>peer-to-peer<text:s/>transactions<text:s/>without<text:s/>trust<text:s/>thanks<text:s/>to<text:s/>a<text:s/>combination<text:s/>of<text:s/>interesting<text:s/>applied<text:s/>cryptography<text:s/>algorithms.<text:s/>However,<text:s/>Bitcoin<text:s/>lacks<text:s/>one<text:s/>very<text:s/>important<text:s/>property<text:s/>of<text:s/>money<text:s/>-<text:s/>fungibility.<text:s/>Individual<text:s/>coins<text:s/>are<text:s/>very<text:s/>traceable,<text:s/>and<text:s/>not<text:s/>indistinguishable<text:s/>in<text:s/>the<text:s/>way<text:s/>quarters<text:s/>or<text:s/>dollar<text:s/>bills<text:s/>are.<text:s/>Privacy<text:s/>matters<text:s/>for<text:s/>money,<text:s/>and<text:s/>there<text:s/>are<text:s/>technologies<text:s/>out<text:s/>there<text:s/>that<text:s/>help<text:s/>to<text:s/>solve<text:s/>this<text:s/>problem.<text:s/>One<text:s/>such<text:s/>technology<text:s/>is<text:s/>the<text:s/>broad<text:s/>concept<text:s/>known<text:s/>as<text:s/></text:span><text:span text:style-name="T7_2">CoinJoin</text:span><text:span text:style-name="T7_3">.</text:span></text:p>
      <text:h text:style-name="P8" text:outline-level="2"><text:span text:style-name="T8_1">Inputs,<text:s/>Outputs,<text:s/>and<text:s/>"Joining<text:s/>Coins"</text:span></text:h>
      <text:h text:style-name="P9" text:outline-level="3"><text:span text:style-name="T9_1">A<text:s/>Traditional<text:s/>Transaction</text:span></text:h>
      <text:p text:style-name="P10"><text:span text:style-name="T10_1">In<text:s/>a<text:s/>normal<text:s/>Bitcoin<text:s/>transaction,<text:s/>the<text:s/>user's<text:s/>wallet<text:s/>creates<text:s/>one<text:s/>singular<text:s/>(and<text:s/>very<text:s/>traceable)<text:s/>transaction<text:s/>for<text:s/>their<text:s/>own<text:s/>business<text:s/>they<text:s/>are<text:s/>conducting.<text:s/>This<text:s/>transaction<text:s/>consists<text:s/>of<text:s/>inputs<text:s/>from<text:s/>the<text:s/>user's<text:s/>wallet,<text:s/>and<text:s/>creates<text:s/>new<text:s/>outputs<text:s/>for<text:s/>the<text:s/>receiver<text:s/>and<text:s/>for<text:s/>"change".<text:s/>If<text:s/>you're<text:s/>not<text:s/>quite<text:s/>familiar<text:s/>with<text:s/>UTXOs,<text:s/>consider<text:s/>reading</text:span><text:span text:style-name="T10_2"><text:a xlink:type="simple" xlink:href="https://chaintuts.com/900"><text:span text:style-name="T10_3">this<text:s/>previous<text:s/>tutorial<text:s/></text:span></text:a></text:span><text:span text:style-name="T10_4">that<text:s/>explains<text:s/>the<text:s/>concept<text:s/>in<text:s/>depth.</text:span></text:p>
      <text:p text:style-name="P11"><text:span text:style-name="T11_1">For<text:s/>example,<text:s/>let's<text:s/>say<text:s/>Bob<text:s/>wants<text:s/>to<text:s/>send<text:s/>Alice<text:s/>0.5<text:s/>BTC.<text:s/>Bob's<text:s/>wallet<text:s/>has<text:s/>a<text:s/>1<text:s/>BTC<text:s/>UTXO<text:s/>it<text:s/>must<text:s/>use<text:s/>up<text:s/>for<text:s/>this<text:s/>tx.<text:s/>So,<text:s/>the<text:s/>transaction<text:s/>creates<text:s/>one<text:s/>new<text:s/>output<text:s/>of<text:s/>0.5<text:s/>for<text:s/>Alice's<text:s/>address,<text:s/>and<text:s/>0.5<text:s/>back<text:s/>to<text:s/>Bob's<text:s/>wallet<text:s/>as<text:s/>"change".<text:s/>In<text:s/>this<text:s/>example,<text:s/>we're<text:s/>omitting<text:s/>miner<text:s/>fees<text:s/>for<text:s/>simplicity.</text:span></text:p>
      <text:h text:style-name="P12" text:outline-level="3"><text:span text:style-name="T12_1">CoinJoin<text:s/>Transactions<text:s/>-<text:s/>Obfuscating<text:s/>Outputs</text:span></text:h>
      <text:p text:style-name="P13"><text:span text:style-name="T13_1">It's<text:s/>fairly<text:s/>obvious<text:s/>that<text:s/>with<text:s/>traditional<text:s/>transactions,<text:s/>blockchain<text:s/>analysis<text:s/>can<text:s/>show<text:s/>the<text:s/>flow<text:s/>of<text:s/>coins<text:s/>between<text:s/>addresses<text:s/>clearly<text:s/>over<text:s/>time<text:s/>and<text:s/>be<text:s/>used<text:s/>to<text:s/>identify<text:s/>parties<text:s/>participating<text:s/>in<text:s/>those<text:s/>transfers.<text:s/>However,<text:s/></text:span><text:span text:style-name="T13_2">CoinJoin</text:span><text:span text:style-name="T13_3"><text:s/>transactions<text:s/>can<text:s/>be<text:s/>used<text:s/>to<text:s/>help<text:s/>obscure<text:s/>the<text:s/>flow<text:s/>of<text:s/>coins<text:s/>by<text:s/>pooling<text:s/>multiple<text:s/>user's<text:s/>transactions<text:s/>together<text:s/>and<text:s/>making<text:s/>coin<text:s/>flow<text:s/>much<text:s/>harder<text:s/>to<text:s/>track!</text:span></text:p>
      <text:p text:style-name="P14"><text:span text:style-name="T14_1">CoinJoins<text:s/>work<text:s/>by<text:s/>pooling<text:s/>user's<text:s/>transactions<text:s/>together<text:s/>and<text:s/>producing<text:s/>many<text:s/>outputs<text:s/>of<text:s/></text:span><text:span text:style-name="T14_2">equal<text:s/>value</text:span><text:span text:style-name="T14_3">.<text:s/>For<text:s/>example,<text:s/>a<text:s/>CoinJoin<text:s/>finds<text:s/>many<text:s/>users<text:s/>that<text:s/>wish<text:s/>to<text:s/>make<text:s/>a<text:s/>transaction<text:s/>for<text:s/>0.5<text:s/>BTC,<text:s/>and<text:s/>combine<text:s/>them<text:s/>together<text:s/>in<text:s/>a<text:s/>single<text:s/>transaction.<text:s/>With<text:s/>many<text:s/>0.5<text:s/>BTC<text:s/>outputs<text:s/>and<text:s/>many<text:s/>inputs,<text:s/>it<text:s/>becomes<text:s/>infeasible<text:s/>to<text:s/>trace<text:s/>what<text:s/>"coins"<text:s/>where<text:s/>which,<text:s/>therefore<text:s/>enhancing<text:s/>the<text:s/>privacy<text:s/>of<text:s/>the<text:s/>users.<text:s/>This<text:s/>can<text:s/>be<text:s/>used<text:s/>to<text:s/>send<text:s/>transactions<text:s/>to<text:s/>a<text:s/>receiver,<text:s/>or<text:s/>"shuffle"<text:s/>the<text:s/>users<text:s/>own<text:s/>coins<text:s/>back<text:s/>to<text:s/>new<text:s/>addresses<text:s/>they<text:s/>own.</text:span></text:p>
      <text:h text:style-name="P15" text:outline-level="3"><text:span text:style-name="T15_1">CoinJoin<text:s/>Concerns</text:span></text:h>
      <text:p text:style-name="P16"><text:span text:style-name="T16_1">There<text:s/>are<text:s/>a<text:s/>couple<text:s/>of<text:s/>important<text:s/>things<text:s/>to<text:s/>note<text:s/>about<text:s/>CoinJoins,<text:s/>and<text:s/>many<text:s/>more<text:s/>pieces<text:s/>that<text:s/>won't<text:s/>be<text:s/>covered<text:s/>in<text:s/>this<text:s/>article.<text:s/>It's<text:s/>not<text:s/>a<text:s/>perfect<text:s/>privacy<text:s/>tool,<text:s/>but<text:s/>can<text:s/>be<text:s/>extremely<text:s/>effective<text:s/>when<text:s/>used<text:s/>correctly.</text:span></text:p>
      <text:p text:style-name="P17"><text:span text:style-name="T17_1">First,<text:s/>it's<text:s/>best<text:s/>to<text:s/>avoid<text:s/>"change"<text:s/>in<text:s/>CoinJoin<text:s/>transactions<text:s/>-<text:s/>change<text:s/>UTXOs<text:s/>later<text:s/>spent<text:s/>can<text:s/>show<text:s/>that<text:s/>a<text:s/>user<text:s/>was<text:s/>involved<text:s/>in<text:s/>the<text:s/>initial<text:s/>CoinJoin<text:s/>transaction.<text:s/>It's<text:s/>best<text:s/>to<text:s/>consume<text:s/>an<text:s/>entire<text:s/>UTXO<text:s/>as<text:s/>a<text:s/>CoinJoin<text:s/>input.<text:s/>Second,<text:s/>the<text:s/>more<text:s/>users<text:s/>in<text:s/>a<text:s/>transaction,<text:s/>the<text:s/>better!<text:s/>This<text:s/>creates<text:s/>an<text:s/>"anonymity<text:s/>set"<text:s/>that's<text:s/>large<text:s/>enough<text:s/>that<text:s/>tracking<text:s/>users<text:s/>becomes<text:s/>impossible<text:s/>provided<text:s/>they<text:s/>use<text:s/>the<text:s/>technology<text:s/>correctly.<text:s/>10<text:s/>users<text:s/>in<text:s/>a<text:s/>CoinJoin<text:s/>is<text:s/>more<text:s/>secure<text:s/>than<text:s/>3.<text:s/></text:span></text:p>
      <text:p text:style-name="P18"><text:span text:style-name="T18_1">Finally,<text:s/>the<text:s/>broad<text:s/>idea<text:s/>of<text:s/>CoinJoin<text:s/>does<text:s/></text:span><text:span text:style-name="T18_2">not</text:span><text:span text:style-name="T18_3"><text:s/>solve<text:s/>the<text:s/>problem<text:s/>of<text:s/>finding<text:s/>other<text:s/>users<text:s/>to<text:s/>join<text:s/></text:span><text:span text:style-name="T18_4">with</text:span><text:span text:style-name="T18_5"><text:s/>in<text:s/>a<text:s/>way<text:s/>that<text:s/>is<text:s/>trustless.<text:s/>Other<text:s/>algorithms<text:s/>must<text:s/>be<text:s/>combined<text:s/>with<text:s/>CoinJoin<text:s/>technology<text:s/>to<text:s/>make<text:s/>it<text:s/>work<text:s/>well.</text:span></text:p>
      <text:h text:style-name="P19" text:outline-level="3"><text:span text:style-name="T19_1">Implementations</text:span></text:h>
      <text:p text:style-name="P20"><text:span text:style-name="T20_1">As<text:s/>I<text:s/>mentioned,<text:s/>CoinJoin<text:s/>itself<text:s/>doesn't<text:s/>solve<text:s/>the<text:s/>problem<text:s/>of<text:s/>finding<text:s/>other<text:s/>users<text:s/>on<text:s/>the<text:s/>network<text:s/>to<text:s/>do<text:s/>joins<text:s/>with.<text:s/>So<text:s/>there<text:s/>are<text:s/>a<text:s/>variety<text:s/>of<text:s/>implementations<text:s/>that<text:s/>solve<text:s/>this<text:s/>problems<text:s/>in<text:s/>different<text:s/>ways,<text:s/>ideally<text:s/>in<text:s/>ways<text:s/>that<text:s/>are<text:s/>decentralized<text:s/>and<text:s/>trustless.</text:span></text:p>
      <text:p text:style-name="P21"><text:span text:style-name="T21_1">The<text:s/>first<text:s/>(not<text:s/>good)<text:s/>type<text:s/>of<text:s/>CoinJoin<text:s/>implementation<text:s/>is<text:s/>a<text:s/>centralized<text:s/>service.<text:s/>These<text:s/>are<text:s/>known<text:s/>as<text:s/>"mixers".<text:s/>These<text:s/>SHOULD<text:s/>NOT<text:s/>BE<text:s/>USED!<text:s/>Some<text:s/>mixers<text:s/>are<text:s/>scams<text:s/>that<text:s/>will<text:s/>steal<text:s/>your<text:s/>coins<text:s/>outright,<text:s/>and<text:s/>others<text:s/>are<text:s/>tracked<text:s/>so<text:s/>that<text:s/>coins<text:s/>that<text:s/>come<text:s/>out<text:s/>of<text:s/>them<text:s/>are<text:s/>"blacklisted"<text:s/>by<text:s/>exchanges<text:s/>and<text:s/>other<text:s/>services.<text:s/>This<text:s/>implementation<text:s/>relies<text:s/>on<text:s/>trust,<text:s/>which<text:s/>defeats<text:s/>the<text:s/>purpose<text:s/>of<text:s/>using<text:s/>cryptocurrencies<text:s/>in<text:s/>the<text:s/>first<text:s/>place!</text:span></text:p>
      <text:p text:style-name="P22"><text:span text:style-name="T22_1">Now,<text:s/>for<text:s/>good<text:s/>trustless<text:s/>technologies!<text:s/>It<text:s/>largely<text:s/>depends<text:s/>on<text:s/>the<text:s/>chain<text:s/>you<text:s/>wish<text:s/>to<text:s/>use.<text:s/>Bitcoin<text:s/>BTC<text:s/>has<text:s/>the<text:s/>well-regarded<text:s/>Wasabi<text:s/>wallet,<text:s/>which<text:s/>uses<text:s/>the<text:s/>ZeroLink<text:s/>protocol<text:s/>for<text:s/>trustless<text:s/>CoinJoins.<text:s/>Bitcoin<text:s/>Cash<text:s/>BCH<text:s/>uses<text:s/>it's<text:s/>own<text:s/>completely<text:s/>decentralized<text:s/>algorithm<text:s/>called<text:s/>CashShuffle,<text:s/>which<text:s/>is<text:s/>integrated<text:s/>into<text:s/>some<text:s/>wallets.<text:s/>Litecoin<text:s/>LTC<text:s/>has<text:s/>a<text:s/>community<text:s/>working<text:s/>on<text:s/>a<text:s/>protocol<text:s/>called<text:s/>MimbleWimble,<text:s/>which<text:s/>also<text:s/>implements<text:s/>a<text:s/>type<text:s/>of<text:s/>CoinJoin.</text:span></text:p>
      <text:h text:style-name="P23" text:outline-level="2"><text:span text:style-name="T23_1">Privacy<text:s/>Protection<text:s/>-<text:s/>Join<text:s/>Those<text:s/>Coins!</text:span></text:h>
      <text:p text:style-name="P24"><text:span text:style-name="T24_1">Privacy<text:s/>protection<text:s/>is<text:s/>an<text:s/>important<text:s/>part<text:s/>of<text:s/>life<text:s/>and<text:s/>money.<text:s/>While<text:s/>Bitcoin,<text:s/>Bitcoin<text:s/>Cash,<text:s/>and<text:s/>Litecoin<text:s/>may<text:s/>be<text:s/>pseudonymous,<text:s/>they<text:s/>are<text:s/>not<text:s/>anonymous<text:s/>or<text:s/>privacy<text:s/>preserving<text:s/>in<text:s/>their<text:s/>raw<text:s/>form.<text:s/>By<text:s/>adding<text:s/>technologies<text:s/>like<text:s/>CoinJoin,<text:s/>these<text:s/>currencies<text:s/>can<text:s/>be<text:s/>used<text:s/>in<text:s/>a<text:s/>way<text:s/>that<text:s/>protects<text:s/>user<text:s/>privacy.<text:s/>This<text:s/>technology<text:s/>uses<text:s/>the<text:s/>UTXO<text:s/>blockchain<text:s/>design<text:s/>to<text:s/>combine<text:s/>user<text:s/>inputs<text:s/>and<text:s/>outputs<text:s/>into<text:s/>a<text:s/>singular<text:s/>transaction<text:s/>with<text:s/>many<text:s/>equal<text:s/>outputs,<text:s/>therefore<text:s/>obscuring<text:s/>the<text:s/>flow<text:s/>of<text:s/>coins<text:s/>between<text:s/>addresses.<text:s/>When<text:s/>used<text:s/>correctly,<text:s/>CoinJoins<text:s/>help<text:s/>users<text:s/>protect<text:s/>their<text:s/>privacy<text:s/>and<text:s/>make<text:s/>these<text:s/>coins<text:s/>fungible,<text:s/>an<text:s/>important<text:s/>property<text:s/>for<text:s/>a<text:s/>cash<text:s/>system<text:s/>to<text:s/>have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CoinJoin Privacy Technologies Explained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